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1" svg:font-family="'Courier 10 Pitch'"/>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4586" style:font-name="Ubuntu" fo:font-size="20pt" style:text-underline-style="solid" style:text-underline-width="auto" style:text-underline-color="font-color" fo:font-weight="bold" officeooo:paragraph-rsid="0015801c" style:font-size-asian="20pt" style:font-weight-asian="bold" style:font-size-complex="20pt" style:font-weight-complex="bold"/>
    </style:style>
    <style:style style:name="P2" style:family="paragraph" style:parent-style-name="Standard">
      <style:paragraph-properties fo:text-align="center" style:justify-single-word="false"/>
      <style:text-properties fo:color="#004586" style:font-name="Ubuntu" fo:font-size="14pt" fo:font-style="italic" style:text-underline-style="none" fo:font-weight="bold" officeooo:rsid="0048ce1d" officeooo:paragraph-rsid="0048ce1d" style:font-size-asian="20pt" style:font-style-asian="italic" style:font-weight-asian="bold" style:font-size-complex="20pt" style:font-style-complex="italic" style:font-weight-complex="bold"/>
    </style:style>
    <style:style style:name="P3" style:family="paragraph" style:parent-style-name="Standard">
      <style:paragraph-properties fo:text-align="start" style:justify-single-word="false"/>
      <style:text-properties style:text-position="0% 100%" style:font-name="Courier 10 Pitch" fo:font-size="12pt" fo:font-weight="normal" officeooo:rsid="0028be7d" officeooo:paragraph-rsid="003be35b"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Courier 10 Pitch" fo:font-size="12pt" officeooo:rsid="0015801c" officeooo:paragraph-rsid="0018bef7" style:font-size-asian="12pt" style:font-size-complex="12pt"/>
    </style:style>
    <style:style style:name="P5" style:family="paragraph" style:parent-style-name="Standard">
      <style:paragraph-properties fo:text-align="center" style:justify-single-word="false"/>
      <style:text-properties style:font-name="Courier 10 Pitch" fo:font-size="20pt" fo:font-weight="bold" officeooo:rsid="0015801c" officeooo:paragraph-rsid="0015801c" style:font-size-asian="20pt" style:font-weight-asian="bold" style:font-size-complex="20pt" style:font-weight-complex="bold"/>
    </style:style>
    <style:style style:name="P6" style:family="paragraph" style:parent-style-name="Standard">
      <style:paragraph-properties fo:text-align="start" style:justify-single-word="false"/>
      <style:text-properties fo:color="#004586" style:font-name="Courier 10 Pitch" fo:font-size="20pt" style:text-underline-style="solid" style:text-underline-width="auto" style:text-underline-color="font-color" fo:font-weight="bold" officeooo:rsid="00619daf" officeooo:paragraph-rsid="00619daf"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4586" style:text-position="0% 100%" style:font-name="Courier 10 Pitch" fo:font-size="20pt" style:text-underline-style="solid" style:text-underline-width="auto" style:text-underline-color="font-color" fo:font-weight="bold" officeooo:rsid="0049527c" officeooo:paragraph-rsid="0049527c"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Courier 10 Pitch" fo:font-size="12pt" officeooo:rsid="0015801c" officeooo:paragraph-rsid="0018bef7" style:font-size-asian="12pt" style:font-size-complex="12pt"/>
    </style:style>
    <style:style style:name="P9" style:family="paragraph" style:parent-style-name="Standard">
      <style:paragraph-properties fo:text-align="start" style:justify-single-word="false"/>
      <style:text-properties style:font-name="Courier 10 Pitch" officeooo:rsid="0059193d" officeooo:paragraph-rsid="0059193d"/>
    </style:style>
    <style:style style:name="P10" style:family="paragraph" style:parent-style-name="Standard">
      <style:paragraph-properties fo:text-align="start" style:justify-single-word="false"/>
      <style:text-properties style:font-name="Courier 10 Pitch" officeooo:rsid="0059193d" officeooo:paragraph-rsid="006f7df3"/>
    </style:style>
    <style:style style:name="P11" style:family="paragraph" style:parent-style-name="Standard">
      <style:paragraph-properties fo:text-align="start" style:justify-single-word="false"/>
      <style:text-properties style:font-name="Courier 10 Pitch" officeooo:rsid="002378e0" officeooo:paragraph-rsid="00619daf"/>
    </style:style>
    <style:style style:name="P12" style:family="paragraph" style:parent-style-name="Standard">
      <style:paragraph-properties fo:text-align="start" style:justify-single-word="false"/>
      <style:text-properties style:font-name="Courier 10 Pitch" officeooo:rsid="002378e0" officeooo:paragraph-rsid="006f7df3"/>
    </style:style>
    <style:style style:name="P13" style:family="paragraph" style:parent-style-name="Standard">
      <style:paragraph-properties fo:text-align="start" style:justify-single-word="false"/>
      <style:text-properties style:font-name="Courier 10 Pitch" officeooo:rsid="002378e0" officeooo:paragraph-rsid="0087269a"/>
    </style:style>
    <style:style style:name="P14" style:family="paragraph" style:parent-style-name="Standard">
      <style:paragraph-properties fo:text-align="start" style:justify-single-word="false"/>
      <style:text-properties style:font-name="Courier 10 Pitch" officeooo:rsid="002378e0" officeooo:paragraph-rsid="00bd0696"/>
    </style:style>
    <style:style style:name="P15" style:family="paragraph" style:parent-style-name="Standard">
      <style:paragraph-properties fo:text-align="start" style:justify-single-word="false"/>
      <style:text-properties style:font-name="Courier 10 Pitch" officeooo:rsid="00619daf" officeooo:paragraph-rsid="00619daf"/>
    </style:style>
    <style:style style:name="P16" style:family="paragraph" style:parent-style-name="Standard">
      <style:paragraph-properties fo:text-align="start" style:justify-single-word="false"/>
      <style:text-properties style:font-name="Courier 10 Pitch" officeooo:rsid="00619daf" officeooo:paragraph-rsid="0062610e"/>
    </style:style>
    <style:style style:name="P17" style:family="paragraph" style:parent-style-name="Standard">
      <style:paragraph-properties fo:text-align="start" style:justify-single-word="false"/>
      <style:text-properties style:font-name="Courier 10 Pitch" officeooo:rsid="00619daf" officeooo:paragraph-rsid="0064e4af"/>
    </style:style>
    <style:style style:name="P18" style:family="paragraph" style:parent-style-name="Standard">
      <style:paragraph-properties fo:text-align="start" style:justify-single-word="false"/>
      <style:text-properties style:font-name="Courier 10 Pitch" officeooo:rsid="00619daf" officeooo:paragraph-rsid="006f7df3"/>
    </style:style>
    <style:style style:name="P19" style:family="paragraph" style:parent-style-name="Standard">
      <style:paragraph-properties fo:text-align="start" style:justify-single-word="false"/>
      <style:text-properties style:font-name="Courier 10 Pitch" officeooo:rsid="00619daf" officeooo:paragraph-rsid="007eb1db"/>
    </style:style>
    <style:style style:name="P20" style:family="paragraph" style:parent-style-name="Standard">
      <style:paragraph-properties fo:text-align="start" style:justify-single-word="false"/>
      <style:text-properties style:font-name="Courier 10 Pitch" officeooo:rsid="00619daf" officeooo:paragraph-rsid="0087269a"/>
    </style:style>
    <style:style style:name="P21" style:family="paragraph" style:parent-style-name="Standard">
      <style:paragraph-properties fo:text-align="start" style:justify-single-word="false"/>
      <style:text-properties style:font-name="Courier 10 Pitch" officeooo:rsid="00619daf" officeooo:paragraph-rsid="008f55d2"/>
    </style:style>
    <style:style style:name="P22" style:family="paragraph" style:parent-style-name="Standard">
      <style:paragraph-properties fo:text-align="start" style:justify-single-word="false"/>
      <style:text-properties style:font-name="Courier 10 Pitch" officeooo:rsid="00619daf" officeooo:paragraph-rsid="0094051e"/>
    </style:style>
    <style:style style:name="P23" style:family="paragraph" style:parent-style-name="Standard">
      <style:paragraph-properties fo:text-align="start" style:justify-single-word="false"/>
      <style:text-properties style:font-name="Courier 10 Pitch" officeooo:rsid="00619daf" officeooo:paragraph-rsid="00bd0696"/>
    </style:style>
    <style:style style:name="P24" style:family="paragraph" style:parent-style-name="Standard">
      <style:paragraph-properties fo:text-align="start" style:justify-single-word="false"/>
      <style:text-properties style:font-name="Courier 10 Pitch" officeooo:rsid="00619daf" officeooo:paragraph-rsid="00c3bada"/>
    </style:style>
    <style:style style:name="P25" style:family="paragraph" style:parent-style-name="Standard">
      <style:paragraph-properties fo:text-align="start" style:justify-single-word="false"/>
      <style:text-properties style:font-name="Courier 10 Pitch" officeooo:rsid="00619daf" officeooo:paragraph-rsid="00d47912"/>
    </style:style>
    <style:style style:name="P26" style:family="paragraph" style:parent-style-name="Standard">
      <style:paragraph-properties fo:text-align="start" style:justify-single-word="false"/>
      <style:text-properties style:font-name="Courier 10 Pitch" officeooo:rsid="00619daf" officeooo:paragraph-rsid="00d64434"/>
    </style:style>
    <style:style style:name="P27" style:family="paragraph" style:parent-style-name="Standard">
      <style:paragraph-properties fo:text-align="start" style:justify-single-word="false"/>
      <style:text-properties style:font-name="Courier 10 Pitch" officeooo:rsid="00619daf" officeooo:paragraph-rsid="00d6ce35"/>
    </style:style>
    <style:style style:name="P28" style:family="paragraph" style:parent-style-name="Standard">
      <style:paragraph-properties fo:text-align="start" style:justify-single-word="false"/>
      <style:text-properties style:font-name="Courier 10 Pitch" style:text-underline-style="solid" style:text-underline-width="auto" style:text-underline-color="font-color" officeooo:rsid="00619daf" officeooo:paragraph-rsid="00619daf"/>
    </style:style>
    <style:style style:name="P29" style:family="paragraph" style:parent-style-name="Standard">
      <style:paragraph-properties fo:text-align="start" style:justify-single-word="false"/>
      <style:text-properties style:font-name="Courier 10 Pitch" style:text-underline-style="solid" style:text-underline-width="auto" style:text-underline-color="font-color" officeooo:rsid="00619daf" officeooo:paragraph-rsid="006f7df3"/>
    </style:style>
    <style:style style:name="P30" style:family="paragraph" style:parent-style-name="Standard">
      <style:paragraph-properties fo:text-align="start" style:justify-single-word="false"/>
      <style:text-properties style:font-name="Courier 10 Pitch" style:text-underline-style="solid" style:text-underline-width="auto" style:text-underline-color="font-color" officeooo:rsid="00619daf" officeooo:paragraph-rsid="0087269a"/>
    </style:style>
    <style:style style:name="P31" style:family="paragraph" style:parent-style-name="Standard">
      <style:paragraph-properties fo:text-align="start" style:justify-single-word="false"/>
      <style:text-properties style:font-name="Courier 10 Pitch" style:text-underline-style="solid" style:text-underline-width="auto" style:text-underline-color="font-color" officeooo:rsid="00619daf" officeooo:paragraph-rsid="00bd0696"/>
    </style:style>
    <style:style style:name="P32" style:family="paragraph" style:parent-style-name="Standard">
      <style:paragraph-properties fo:text-align="start" style:justify-single-word="false"/>
      <style:text-properties style:font-name="Courier 10 Pitch" officeooo:rsid="0049527c" officeooo:paragraph-rsid="006f7df3"/>
    </style:style>
    <style:style style:name="P33" style:family="paragraph" style:parent-style-name="Standard">
      <style:paragraph-properties fo:text-align="center" style:justify-single-word="false"/>
      <style:text-properties style:font-name="Courier 10 Pitch" fo:font-size="20pt" fo:font-weight="bold" officeooo:rsid="0015801c" officeooo:paragraph-rsid="0015801c" style:font-size-asian="20pt" style:font-weight-asian="bold" style:font-size-complex="20pt" style:font-weight-complex="bold"/>
    </style:style>
    <style:style style:name="P34" style:family="paragraph" style:parent-style-name="Standard">
      <style:paragraph-properties fo:text-align="start" style:justify-single-word="false"/>
      <style:text-properties style:font-name="Courier 10 Pitch" officeooo:rsid="0091e85a" officeooo:paragraph-rsid="0091e85a"/>
    </style:style>
    <style:style style:name="P35" style:family="paragraph" style:parent-style-name="Standard">
      <style:paragraph-properties fo:text-align="start" style:justify-single-word="false"/>
      <style:text-properties style:font-name="Courier 10 Pitch" officeooo:rsid="0091e85a" officeooo:paragraph-rsid="00bd0696"/>
    </style:style>
    <style:style style:name="P36" style:family="paragraph" style:parent-style-name="Standard">
      <style:paragraph-properties fo:text-align="start" style:justify-single-word="false"/>
      <style:text-properties style:font-name="Courier 10 Pitch" officeooo:rsid="00b46990" officeooo:paragraph-rsid="00b46990"/>
    </style:style>
    <style:style style:name="P37" style:family="paragraph" style:parent-style-name="Standard">
      <style:paragraph-properties fo:text-align="start" style:justify-single-word="false"/>
      <style:text-properties style:font-name="Courier 10 Pitch" officeooo:rsid="00dd0df8" officeooo:paragraph-rsid="00dd0df8"/>
    </style:style>
    <style:style style:name="P38" style:family="paragraph" style:parent-style-name="Standard">
      <style:paragraph-properties fo:text-align="start" style:justify-single-word="false"/>
      <style:text-properties style:font-name="Courier 10 Pitch" officeooo:rsid="00ded3d6" officeooo:paragraph-rsid="00ded3d6"/>
    </style:style>
    <style:style style:name="P39" style:family="paragraph" style:parent-style-name="Standard">
      <style:paragraph-properties fo:text-align="start" style:justify-single-word="false"/>
      <style:text-properties style:text-position="0% 100%" style:font-name="Courier 10 Pitch" fo:font-size="12pt" fo:font-weight="normal" officeooo:rsid="0028be7d" officeooo:paragraph-rsid="0025d002"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text-position="0% 100%" style:font-name="Courier 10 Pitch" fo:font-size="12pt" fo:font-weight="normal" officeooo:rsid="0028be7d" officeooo:paragraph-rsid="003be35b"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text-position="0% 100%" style:font-name="Courier 10 Pitch" fo:font-size="12pt" fo:font-weight="normal" officeooo:rsid="0028be7d" officeooo:paragraph-rsid="00bd0696"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text-position="0% 100%" style:font-name="Courier 10 Pitch" fo:font-size="12pt" fo:font-weight="normal" officeooo:rsid="0028be7d" officeooo:paragraph-rsid="00d67a36"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text-position="0% 100%" style:font-name="Courier 10 Pitch" fo:font-size="12pt" fo:font-weight="normal" officeooo:rsid="004aea11" officeooo:paragraph-rsid="004aea11"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text-position="0% 100%" style:font-name="Courier 10 Pitch" fo:font-size="12pt" fo:font-weight="normal" officeooo:rsid="004aea11" officeooo:paragraph-rsid="009d19e0"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text-position="0% 100%" style:font-name="Courier 10 Pitch" fo:font-size="12pt" fo:font-weight="normal" officeooo:rsid="004aea11" officeooo:paragraph-rsid="00bd0696"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text-position="0% 100%" style:font-name="Courier 10 Pitch" fo:font-size="12pt" fo:font-weight="normal" officeooo:rsid="002378e0" officeooo:paragraph-rsid="0087269a"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text-position="0% 100%" style:font-name="Courier 10 Pitch" fo:font-size="12pt" fo:font-weight="normal" officeooo:rsid="002378e0" officeooo:paragraph-rsid="00bd0696"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text-position="0% 100%" style:font-name="Courier 10 Pitch" fo:font-size="12pt" fo:font-weight="normal" officeooo:rsid="009ee3a5" officeooo:paragraph-rsid="009ee3a5"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text-position="0% 100%" style:font-name="Courier 10 Pitch" fo:font-size="12pt" fo:font-weight="normal" officeooo:rsid="009ee3a5" officeooo:paragraph-rsid="00bd0696"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text-position="0% 100%" style:font-name="Courier 10 Pitch" fo:font-size="12pt" fo:font-weight="normal" officeooo:rsid="00a07648" officeooo:paragraph-rsid="00bd0696"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text-position="0% 100%" style:font-name="Courier 10 Pitch" fo:font-size="12pt" fo:font-weight="normal" officeooo:rsid="00a07648" officeooo:paragraph-rsid="00d67a36"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text-position="0% 100%" style:font-name="Courier 10 Pitch" fo:font-size="12pt" fo:font-weight="normal" officeooo:rsid="00a07648" officeooo:paragraph-rsid="00d868f6"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text-position="0% 100%" style:font-name="Courier 10 Pitch" fo:font-size="12pt" fo:font-weight="normal" officeooo:rsid="00d3460f" officeooo:paragraph-rsid="00d3460f"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text-position="0% 100%" style:font-name="Courier 10 Pitch" fo:font-size="12pt" fo:font-weight="normal" officeooo:rsid="00d67a36" officeooo:paragraph-rsid="00d67a36"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text-position="0% 100%" style:font-name="Courier 10 Pitch" fo:font-size="12pt" fo:font-weight="bold" officeooo:rsid="00ca1dd7" officeooo:paragraph-rsid="00ca1dd7" style:font-size-asian="14pt" style:font-weight-asian="bold" style:font-size-complex="14pt" style:font-weight-complex="bold"/>
    </style:style>
    <style:style style:name="P56" style:family="paragraph" style:parent-style-name="Standard">
      <style:paragraph-properties fo:text-align="start" style:justify-single-word="false"/>
      <style:text-properties style:text-position="0% 100%" style:font-name="Courier 10 Pitch" fo:font-size="12pt" fo:font-style="italic" style:text-underline-style="solid" style:text-underline-width="auto" style:text-underline-color="font-color" fo:font-weight="bold" officeooo:rsid="00a07648" officeooo:paragraph-rsid="00a07648" style:font-size-asian="14pt" style:font-style-asian="italic" style:font-weight-asian="bold" style:font-size-complex="14pt" style:font-style-complex="italic" style:font-weight-complex="bold"/>
    </style:style>
    <style:style style:name="P57" style:family="paragraph" style:parent-style-name="Standard">
      <style:paragraph-properties fo:text-align="start" style:justify-single-word="false"/>
      <style:text-properties style:text-position="0% 100%" style:font-name="Courier 10 Pitch" fo:font-size="12pt" fo:font-style="italic" style:text-underline-style="solid" style:text-underline-width="auto" style:text-underline-color="font-color" fo:font-weight="bold" officeooo:rsid="00a07648" officeooo:paragraph-rsid="00bd0696" style:font-size-asian="14pt" style:font-style-asian="italic" style:font-weight-asian="bold" style:font-size-complex="14pt" style:font-style-complex="italic" style:font-weight-complex="bold"/>
    </style:style>
    <style:style style:name="P58" style:family="paragraph" style:parent-style-name="Standard">
      <style:paragraph-properties fo:text-align="start" style:justify-single-word="false"/>
      <style:text-properties fo:color="#000000" style:text-position="0% 100%" style:font-name="FreeMono" fo:font-size="14pt" style:text-underline-style="none" fo:font-weight="normal" officeooo:rsid="004f1c38" officeooo:paragraph-rsid="0042c2ae"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fo:color="#000000" style:text-position="0% 100%" style:font-name="FreeMono" fo:font-size="14pt" style:text-underline-style="none" fo:font-weight="normal" officeooo:rsid="00e04308" officeooo:paragraph-rsid="00e04308" style:font-size-asian="14pt" style:font-weight-asian="normal" style:font-size-complex="14pt" style:font-weight-complex="normal"/>
    </style:style>
    <style:style style:name="P60" style:family="paragraph" style:parent-style-name="Standard">
      <style:paragraph-properties fo:text-align="center" style:justify-single-word="false"/>
      <style:text-properties fo:color="#3465a4" style:text-position="0% 100%" style:font-name="Courier 10 Pitch" fo:font-size="14pt" fo:font-style="italic" style:text-underline-style="none" fo:font-weight="normal" officeooo:rsid="0047a5fb" officeooo:paragraph-rsid="0047a5fb" style:font-size-asian="14pt" style:font-style-asian="italic" style:font-weight-asian="normal" style:font-size-complex="14pt" style:font-style-complex="italic" style:font-weight-complex="normal"/>
    </style:style>
    <style:style style:name="T1" style:family="text">
      <style:text-properties officeooo:rsid="002378e0"/>
    </style:style>
    <style:style style:name="T2" style:family="text">
      <style:text-properties fo:font-weight="normal" style:font-weight-asian="normal" style:font-weight-complex="normal"/>
    </style:style>
    <style:style style:name="T3" style:family="text">
      <style:text-properties fo:font-weight="normal" officeooo:rsid="008c794f" style:font-weight-asian="normal" style:font-weight-complex="normal"/>
    </style:style>
    <style:style style:name="T4" style:family="text">
      <style:text-properties fo:font-weight="normal" officeooo:rsid="0091e85a" style:font-weight-asian="normal" style:font-weight-complex="normal"/>
    </style:style>
    <style:style style:name="T5" style:family="text">
      <style:text-properties fo:font-weight="normal" officeooo:rsid="009aaf6f" style:font-weight-asian="normal" style:font-weight-complex="normal"/>
    </style:style>
    <style:style style:name="T6" style:family="text">
      <style:text-properties fo:font-weight="normal" officeooo:rsid="009c23f0" style:font-weight-asian="normal" style:font-weight-complex="normal"/>
    </style:style>
    <style:style style:name="T7" style:family="text">
      <style:text-properties fo:font-weight="normal" officeooo:rsid="007188f4" style:font-weight-asian="normal" style:font-weight-complex="normal"/>
    </style:style>
    <style:style style:name="T8" style:family="text">
      <style:text-properties fo:font-weight="normal" officeooo:rsid="00ac6eb9" style:font-weight-asian="normal" style:font-weight-complex="normal"/>
    </style:style>
    <style:style style:name="T9" style:family="text">
      <style:text-properties fo:font-weight="normal" officeooo:rsid="00829ef1" style:font-weight-asian="normal" style:font-weight-complex="normal"/>
    </style:style>
    <style:style style:name="T10" style:family="text">
      <style:text-properties fo:font-weight="normal" officeooo:rsid="00c100bf" style:font-weight-asian="normal" style:font-weight-complex="normal"/>
    </style:style>
    <style:style style:name="T11" style:family="text">
      <style:text-properties style:text-position="super 58%"/>
    </style:style>
    <style:style style:name="T12" style:family="text">
      <style:text-properties style:text-position="super 58%" officeooo:rsid="0090dd8e"/>
    </style:style>
    <style:style style:name="T13" style:family="text">
      <style:text-properties style:text-position="0% 100%" officeooo:rsid="0090dd8e"/>
    </style:style>
    <style:style style:name="T14" style:family="text">
      <style:text-properties fo:font-style="italic" officeooo:rsid="00d868f6" style:font-style-asian="italic" style:font-style-complex="italic"/>
    </style:style>
    <style:style style:name="T15" style:family="text">
      <style:text-properties fo:font-style="italic" fo:font-weight="bold" officeooo:rsid="00a0b553" style:font-style-asian="italic" style:font-weight-asian="bold" style:font-style-complex="italic" style:font-weight-complex="bold"/>
    </style:style>
    <style:style style:name="T16" style:family="text">
      <style:text-properties fo:font-style="italic" fo:font-weight="bold" officeooo:rsid="00d868f6" style:font-style-asian="italic" style:font-weight-asian="bold" style:font-style-complex="italic" style:font-weight-complex="bol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6f7df3" style:font-weight-asian="bold" style:font-weight-complex="bold"/>
    </style:style>
    <style:style style:name="T20" style:family="text">
      <style:text-properties style:text-underline-style="solid" style:text-underline-width="auto" style:text-underline-color="font-color" fo:font-weight="bold" officeooo:rsid="00bb2a62" style:font-weight-asian="bold" style:font-weight-complex="bold"/>
    </style:style>
    <style:style style:name="T21" style:family="text">
      <style:text-properties style:text-underline-style="solid" style:text-underline-width="auto" style:text-underline-color="font-color" officeooo:rsid="007188f4"/>
    </style:style>
    <style:style style:name="T22" style:family="text">
      <style:text-properties style:text-underline-style="solid" style:text-underline-width="auto" style:text-underline-color="font-color" officeooo:rsid="0087269a"/>
    </style:style>
    <style:style style:name="T23" style:family="text">
      <style:text-properties style:text-underline-style="solid" style:text-underline-width="auto" style:text-underline-color="font-color" officeooo:rsid="00c7d90b"/>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da5686"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style:text-underline-style="none" fo:font-weight="bold" officeooo:rsid="009d19e0" style:font-weight-asian="bold" style:font-weight-complex="bold"/>
    </style:style>
    <style:style style:name="T29" style:family="text">
      <style:text-properties style:text-underline-style="none" officeooo:rsid="009d19e0"/>
    </style:style>
    <style:style style:name="T30" style:family="text">
      <style:text-properties style:text-underline-style="none" officeooo:rsid="00c085f8"/>
    </style:style>
    <style:style style:name="T31" style:family="text">
      <style:text-properties style:text-underline-style="none" officeooo:rsid="00cb1634"/>
    </style:style>
    <style:style style:name="T32" style:family="text">
      <style:text-properties fo:color="#004586" fo:font-size="20pt" style:text-underline-style="solid" style:text-underline-width="auto" style:text-underline-color="font-color" fo:font-weight="bold" style:font-size-asian="20pt" style:font-weight-asian="bold" style:font-size-complex="20pt" style:font-weight-complex="bold"/>
    </style:style>
    <style:style style:name="T33" style:family="text">
      <style:text-properties fo:color="#004586" fo:font-size="20pt" style:text-underline-style="solid" style:text-underline-width="auto" style:text-underline-color="font-color" fo:font-weight="bold" officeooo:rsid="0087269a" style:font-size-asian="20pt" style:font-weight-asian="bold" style:font-size-complex="20pt" style:font-weight-complex="bold"/>
    </style:style>
    <style:style style:name="T34" style:family="text">
      <style:text-properties fo:color="#004586" fo:font-size="20pt" style:text-underline-style="solid" style:text-underline-width="auto" style:text-underline-color="font-color" fo:font-weight="bold" officeooo:rsid="002378e0" style:font-size-asian="20pt" style:font-weight-asian="bold" style:font-size-complex="20pt" style:font-weight-complex="bold"/>
    </style:style>
    <style:style style:name="T35" style:family="text">
      <style:text-properties officeooo:rsid="00619daf"/>
    </style:style>
    <style:style style:name="T36" style:family="text">
      <style:text-properties fo:font-weight="bold" style:font-weight-asian="bold" style:font-weight-complex="bold"/>
    </style:style>
    <style:style style:name="T37" style:family="text">
      <style:text-properties fo:font-weight="bold" officeooo:rsid="00619daf" style:font-weight-asian="bold" style:font-weight-complex="bold"/>
    </style:style>
    <style:style style:name="T38" style:family="text">
      <style:text-properties fo:font-weight="bold" officeooo:rsid="007188f4" style:font-weight-asian="bold" style:font-weight-complex="bold"/>
    </style:style>
    <style:style style:name="T39" style:family="text">
      <style:text-properties fo:font-weight="bold" officeooo:rsid="0062610e" style:font-weight-asian="bold" style:font-weight-complex="bold"/>
    </style:style>
    <style:style style:name="T40" style:family="text">
      <style:text-properties fo:font-weight="bold" officeooo:rsid="007beaf9" style:font-weight-asian="bold" style:font-weight-complex="bold"/>
    </style:style>
    <style:style style:name="T41" style:family="text">
      <style:text-properties fo:font-weight="bold" officeooo:rsid="007eb1db" style:font-weight-asian="bold" style:font-weight-complex="bold"/>
    </style:style>
    <style:style style:name="T42" style:family="text">
      <style:text-properties fo:font-weight="bold" officeooo:rsid="00ac6eb9" style:font-weight-asian="bold" style:font-weight-complex="bold"/>
    </style:style>
    <style:style style:name="T43" style:family="text">
      <style:text-properties fo:font-weight="bold" officeooo:rsid="00aed190" style:font-weight-asian="bold" style:font-weight-complex="bold"/>
    </style:style>
    <style:style style:name="T44" style:family="text">
      <style:text-properties style:text-position="sub 58%" fo:font-size="16pt" officeooo:rsid="00a0b553"/>
    </style:style>
    <style:style style:name="T45" style:family="text">
      <style:text-properties style:text-position="sub 58%" fo:font-size="16pt" officeooo:rsid="00ccdb3c"/>
    </style:style>
    <style:style style:name="T46" style:family="text">
      <style:text-properties style:text-position="sub 58%" fo:font-size="16pt" fo:font-style="italic" fo:font-weight="bold" officeooo:rsid="00a0b553" style:font-style-asian="italic" style:font-weight-asian="bold" style:font-style-complex="italic" style:font-weight-complex="bold"/>
    </style:style>
    <style:style style:name="T47" style:family="text">
      <style:text-properties officeooo:rsid="0062610e"/>
    </style:style>
    <style:style style:name="T48" style:family="text">
      <style:text-properties officeooo:rsid="007188f4"/>
    </style:style>
    <style:style style:name="T49" style:family="text">
      <style:text-properties officeooo:rsid="00884fbc"/>
    </style:style>
    <style:style style:name="T50" style:family="text">
      <style:text-properties officeooo:rsid="008c794f"/>
    </style:style>
    <style:style style:name="T51" style:family="text">
      <style:text-properties officeooo:rsid="008ddabc"/>
    </style:style>
    <style:style style:name="T52" style:family="text">
      <style:text-properties officeooo:rsid="008f55d2"/>
    </style:style>
    <style:style style:name="T53" style:family="text">
      <style:text-properties officeooo:rsid="0091d48f"/>
    </style:style>
    <style:style style:name="T54" style:family="text">
      <style:text-properties officeooo:rsid="0091e85a"/>
    </style:style>
    <style:style style:name="T55" style:family="text">
      <style:text-properties officeooo:rsid="009351c9"/>
    </style:style>
    <style:style style:name="T56" style:family="text">
      <style:text-properties officeooo:rsid="0094ed5d"/>
    </style:style>
    <style:style style:name="T57" style:family="text">
      <style:text-properties officeooo:rsid="0096f1a2"/>
    </style:style>
    <style:style style:name="T58" style:family="text">
      <style:text-properties officeooo:rsid="00979039"/>
    </style:style>
    <style:style style:name="T59" style:family="text">
      <style:text-properties officeooo:rsid="009918ca"/>
    </style:style>
    <style:style style:name="T60" style:family="text">
      <style:text-properties officeooo:rsid="00a0b553"/>
    </style:style>
    <style:style style:name="T61" style:family="text">
      <style:text-properties fo:font-size="16pt" officeooo:rsid="00a0b553"/>
    </style:style>
    <style:style style:name="T62" style:family="text">
      <style:text-properties officeooo:rsid="00ac0c29"/>
    </style:style>
    <style:style style:name="T63" style:family="text">
      <style:text-properties officeooo:rsid="00b46990"/>
    </style:style>
    <style:style style:name="T64" style:family="text">
      <style:text-properties officeooo:rsid="00c100bf"/>
    </style:style>
    <style:style style:name="T65" style:family="text">
      <style:text-properties officeooo:rsid="00c26669"/>
    </style:style>
    <style:style style:name="T66" style:family="text">
      <style:text-properties officeooo:rsid="00c3bada"/>
    </style:style>
    <style:style style:name="T67" style:family="text">
      <style:text-properties officeooo:rsid="00c6b3d7"/>
    </style:style>
    <style:style style:name="T68" style:family="text">
      <style:text-properties officeooo:rsid="00c7d90b"/>
    </style:style>
    <style:style style:name="T69" style:family="text">
      <style:text-properties officeooo:rsid="00c93cff"/>
    </style:style>
    <style:style style:name="T70" style:family="text">
      <style:text-properties officeooo:rsid="00cbae9e"/>
    </style:style>
    <style:style style:name="T71" style:family="text">
      <style:text-properties officeooo:rsid="00cdb7ab"/>
    </style:style>
    <style:style style:name="T72" style:family="text">
      <style:text-properties fo:font-style="normal" officeooo:rsid="00a0b553" style:font-style-asian="normal" style:font-style-complex="normal"/>
    </style:style>
    <style:style style:name="T73" style:family="text">
      <style:text-properties fo:font-style="normal" officeooo:rsid="00ce8c82" style:font-style-asian="normal" style:font-style-complex="normal"/>
    </style:style>
    <style:style style:name="T74" style:family="text">
      <style:text-properties fo:font-style="normal" officeooo:rsid="00d67a36" style:font-style-asian="normal" style:font-style-complex="normal"/>
    </style:style>
    <style:style style:name="T75" style:family="text">
      <style:text-properties fo:font-style="normal" officeooo:rsid="00d868f6" style:font-style-asian="normal" style:font-style-complex="normal"/>
    </style:style>
    <style:style style:name="T76" style:family="text">
      <style:text-properties officeooo:rsid="00d048bd"/>
    </style:style>
    <style:style style:name="T77" style:family="text">
      <style:text-properties officeooo:rsid="00d64434"/>
    </style:style>
    <style:style style:name="T78" style:family="text">
      <style:text-properties officeooo:rsid="00d67a36"/>
    </style:style>
    <style:style style:name="T79" style:family="text">
      <style:text-properties officeooo:rsid="00d6ce35"/>
    </style:style>
    <style:style style:name="T80" style:family="text">
      <style:text-properties officeooo:rsid="00dbd5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 380</text:p>
      <text:p text:style-name="P1">Homework <text:span text:style-name="T35">3</text:span> <text:span text:style-name="T1">Solutions</text:span></text:p>
      <text:p text:style-name="P2"/>
      <text:p text:style-name="P2">Autho<text:span text:style-name="T80">r</text:span> : Aman Bhatia</text:p>
      <text:p text:style-name="P2">Dated : <text:span text:style-name="T35">22 April</text:span> 2016</text:p>
      <text:p text:style-name="P5"/>
      <text:p text:style-name="P5"/>
      <text:p text:style-name="P6">Problem 1: Bcast</text:p>
      <text:p text:style-name="P4"/>
      <text:p text:style-name="P4"/>
      <text:p text:style-name="P4"/>
      <text:p text:style-name="P9"><text:span text:style-name="T18">Ans(i)</text:span> <text:span text:style-name="T35">We will provide as an argument the </text:span><text:span text:style-name="T37">srcId</text:span><text:span text:style-name="T35">, and simply take the XOR of myId with srcId. Also we will take XOR of src, dest with srcId. This way, we will be able to provide any source node. Hence, the algorithm will be,</text:span></text:p>
      <text:p text:style-name="P9"/>
      <text:p text:style-name="P9"/>
      <text:p text:style-name="P15"><text:span text:style-name="T17"/></text:p>
      <text:p text:style-name="P15"><text:span text:style-name="T17"/></text:p>
      <text:p text:style-name="P15"><text:span text:style-name="T17"><text:s text:c="74"/></text:span></text:p>
      <text:p text:style-name="P15"><text:span text:style-name="T17">Algorithm : Bcast Algo Any Source <text:s text:c="39"/></text:span></text:p>
      <text:p text:style-name="P15">1: BCAST_any_source(d, srcId, myId, msg) {</text:p>
      <text:p text:style-name="P15">2: <text:tab/><text:span text:style-name="T36">myId := myId ⊕ srcId</text:span></text:p>
      <text:p text:style-name="P15"><text:span text:style-name="T47">3</text:span>: <text:tab/>mask := 2<text:span text:style-name="T11">d</text:span>−1</text:p>
      <text:p text:style-name="P15"><text:span text:style-name="T47">4</text:span>: <text:tab/>for i:= d−1 to 0 {</text:p>
      <text:p text:style-name="P17"><text:span text:style-name="T47">5</text:span>: <text:tab/><text:tab/>mask := mask ⊕ 2<text:span text:style-name="T11">i</text:span> </text:p>
      <text:p text:style-name="P15"><text:span text:style-name="T47">6</text:span>: <text:tab/><text:tab/>if myId &amp;&amp; mask == 0 {</text:p>
      <text:p text:style-name="P15"><text:span text:style-name="T47">7</text:span>: <text:tab/><text:tab/><text:tab/>if myId &amp;&amp; 2<text:span text:style-name="T11">i</text:span> == 0 {</text:p>
      <text:p text:style-name="P15"><text:span text:style-name="T47">8</text:span>: <text:tab/><text:tab/><text:tab/><text:tab/>dest := myId ⊕ 2<text:span text:style-name="T11">i</text:span></text:p>
      <text:p text:style-name="P16"><text:span text:style-name="T47">9:</text:span><text:tab/><text:tab/><text:tab/><text:tab/><text:span text:style-name="T39">dest := dest </text:span><text:span text:style-name="T36">⊕ </text:span><text:span text:style-name="T39">srcId</text:span></text:p>
      <text:p text:style-name="P15"><text:span text:style-name="T47">10</text:span>: <text:tab/><text:tab/><text:tab/><text:tab/>send(msg, dest)</text:p>
      <text:p text:style-name="P15"><text:span text:style-name="T47">11</text:span>: <text:tab/><text:tab/><text:tab/>} else</text:p>
      <text:p text:style-name="P15">1<text:span text:style-name="T47">2</text:span>: <text:tab/><text:tab/><text:tab/><text:tab/>src := myId ⊕ 2<text:span text:style-name="T11">i</text:span></text:p>
      <text:p text:style-name="P16"><text:span text:style-name="T47">13:</text:span><text:tab/><text:tab/><text:tab/><text:tab/><text:span text:style-name="T39">src := src </text:span><text:span text:style-name="T36">⊕ </text:span><text:span text:style-name="T39">srcId</text:span></text:p>
      <text:p text:style-name="P15">1<text:span text:style-name="T47">4</text:span>: <text:tab/><text:tab/><text:tab/><text:tab/>recv(msg, src)</text:p>
      <text:p text:style-name="P15">1<text:span text:style-name="T47">5</text:span>: <text:tab/><text:tab/><text:tab/>}</text:p>
      <text:p text:style-name="P15">1<text:span text:style-name="T47">6</text:span>: <text:tab/><text:tab/> }</text:p>
      <text:p text:style-name="P15">1<text:span text:style-name="T47">7</text:span>: <text:tab/> <text:s/>}</text:p>
      <text:p text:style-name="P15">1<text:span text:style-name="T47">8</text:span>: }</text:p>
      <text:p text:style-name="P28"><text:s text:c="92"/></text:p>
      <text:p text:style-name="P11"/>
      <text:p text:style-name="P11"/>
      <text:p text:style-name="P11"/>
      <text:p text:style-name="P11"/>
      <text:p text:style-name="P11"/>
      <text:p text:style-name="P11"/>
      <text:p text:style-name="P11"/>
      <text:p text:style-name="P10"><text:soft-page-break/><text:span text:style-name="T18"/></text:p>
      <text:p text:style-name="P37"><text:span text:style-name="T18"/></text:p>
      <text:p text:style-name="P37"><text:span text:style-name="T18"/></text:p>
      <text:p text:style-name="P37"><text:span text:style-name="T18"/></text:p>
      <text:p text:style-name="P10"><text:span text:style-name="T18">Ans(i</text:span><text:span text:style-name="T19">i</text:span><text:span text:style-name="T18">)</text:span> <text:span text:style-name="T35">We will provide as an argument </text:span><text:span text:style-name="T38">n, number of </text:span><text:span text:style-name="T42">nodes</text:span><text:span text:style-name="T7">. </text:span><text:span text:style-name="T8">Then w</text:span><text:span text:style-name="T35">hile sending, we will just check that if destination_id is less than n, then only we will continue. <text:s/>We do not need to check for recieving messages because recieve anyway happens from lower src_id's. This way, we will be able to provide any number of nodes. Hence, the algorithm will be,</text:span></text:p>
      <text:p text:style-name="P10"/>
      <text:p text:style-name="P10"/>
      <text:p text:style-name="P10"/>
      <text:p text:style-name="P10"/>
      <text:p text:style-name="P10"/>
      <text:p text:style-name="P10"/>
      <text:p text:style-name="P18"><text:span text:style-name="T17"><text:s text:c="74"/></text:span></text:p>
      <text:p text:style-name="P18"><text:span text:style-name="T17">Algorithm : Bcast Algo </text:span><text:span text:style-name="T21">n</text:span><text:span text:style-name="T17"> </text:span><text:span text:style-name="T21">nodes</text:span><text:span text:style-name="T17"> <text:s text:c="39"/></text:span></text:p>
      <text:p text:style-name="P18">1: BCAST_<text:span text:style-name="T48">n_nodes</text:span>(srcId, <text:span text:style-name="T48">n</text:span>, msg) {</text:p>
      <text:p text:style-name="P36">2:<text:tab/>d := ceil(log n)</text:p>
      <text:p text:style-name="P18"><text:span text:style-name="T63">3</text:span>: <text:tab/>mask := 2<text:span text:style-name="T11">d</text:span>−1</text:p>
      <text:p text:style-name="P18"><text:span text:style-name="T63">4</text:span>: <text:tab/><text:span text:style-name="T2">for i:= d-</text:span><text:span text:style-name="T9">1</text:span><text:span text:style-name="T2"> to </text:span><text:span text:style-name="T8">0</text:span><text:span text:style-name="T2"> {</text:span></text:p>
      <text:p text:style-name="P18"><text:span text:style-name="T63">5</text:span>: <text:tab/><text:tab/>mask := mask ⊕ 2<text:span text:style-name="T11">i</text:span> </text:p>
      <text:p text:style-name="P18"><text:span text:style-name="T63">6</text:span>: <text:tab/><text:tab/>if myId &amp;&amp; mask == 0 {</text:p>
      <text:p text:style-name="P18"><text:span text:style-name="T63">7:</text:span> <text:tab/><text:tab/><text:tab/>if myId &amp;&amp; 2<text:span text:style-name="T11">i</text:span> == 0 {</text:p>
      <text:p text:style-name="P18"><text:span text:style-name="T63">8</text:span>: <text:tab/><text:tab/><text:tab/><text:tab/>dest := myId ⊕ 2<text:span text:style-name="T11">i</text:span></text:p>
      <text:p text:style-name="P19"><text:span text:style-name="T63">9:</text:span><text:tab/><text:tab/><text:tab/><text:tab/><text:span text:style-name="T40">if </text:span><text:span text:style-name="T41">(</text:span><text:span text:style-name="T43">dest</text:span><text:span text:style-name="T41"> &lt; n)</text:span></text:p>
      <text:p text:style-name="P18"><text:span text:style-name="T63">10</text:span>: <text:tab/><text:tab/><text:tab/><text:tab/><text:tab/>send(msg, dest)</text:p>
      <text:p text:style-name="P18"><text:span text:style-name="T63">11</text:span>: <text:tab/><text:tab/><text:tab/>} else</text:p>
      <text:p text:style-name="P18">1<text:span text:style-name="T63">2</text:span>: <text:tab/><text:tab/><text:tab/><text:tab/>src := myId ⊕ 2<text:span text:style-name="T11">i</text:span></text:p>
      <text:p text:style-name="P18">1<text:span text:style-name="T63">3</text:span>: <text:tab/><text:tab/><text:tab/><text:tab/>recv(msg, src)</text:p>
      <text:p text:style-name="P18">1<text:span text:style-name="T63">4</text:span>: <text:tab/><text:tab/><text:tab/>}</text:p>
      <text:p text:style-name="P18">1<text:span text:style-name="T63">5</text:span>: <text:tab/><text:tab/> }</text:p>
      <text:p text:style-name="P18">1<text:span text:style-name="T63">6</text:span>: <text:tab/> <text:s/>}</text:p>
      <text:p text:style-name="P18">1<text:span text:style-name="T63">7</text:span>: }</text:p>
      <text:p text:style-name="P29"><text:s text:c="9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38"><text:span text:style-name="T34"/></text:p>
      <text:p text:style-name="P38"><text:span text:style-name="T34"/></text:p>
      <text:p text:style-name="P32"><text:soft-page-break/><text:span text:style-name="T32">Problem 2: </text:span><text:span text:style-name="T33">Prefix Scan</text:span></text:p>
      <text:p text:style-name="P39"><text:span text:style-name="T24"/></text:p>
      <text:p text:style-name="P44"><text:span text:style-name="T18"/></text:p>
      <text:p text:style-name="P44"><text:span text:style-name="T18"/></text:p>
      <text:p text:style-name="P44"><text:span text:style-name="T18">(A</text:span><text:span text:style-name="T20">ns</text:span><text:span text:style-name="T18">)</text:span><text:span text:style-name="T27"> <text:s/></text:span><text:span text:style-name="T29">Below is an implementation of Hypercube Prefix Sum algorithm. It takes as input,</text:span></text:p>
      <text:p text:style-name="P44"><text:span text:style-name="T28">d</text:span><text:span text:style-name="T29"> <text:s text:c="3"/>: the dimension of the hypercube </text:span><text:span text:style-name="T28">(d = log p)</text:span></text:p>
      <text:p text:style-name="P44"><text:span text:style-name="T28">myId</text:span><text:span text:style-name="T29"> : id of the process</text:span></text:p>
      <text:p text:style-name="P44"><text:span text:style-name="T28">data</text:span><text:span text:style-name="T29"> : data that node contains</text:span></text:p>
      <text:p text:style-name="P43"/>
      <text:p text:style-name="P48">It returns the prefix sum of that node.</text:p>
      <text:p text:style-name="P3"/>
      <text:p text:style-name="P3"/>
      <text:p text:style-name="P20"><text:span text:style-name="T17"><text:s text:c="74"/></text:span></text:p>
      <text:p text:style-name="P20"><text:span text:style-name="T17">Algorithm : </text:span><text:span text:style-name="T22">Hypercube Prefix Sum</text:span><text:span text:style-name="T17"> <text:s text:c="39"/></text:span></text:p>
      <text:p text:style-name="P20">1: <text:span text:style-name="T49">Hypercube_prefix_sum</text:span>(d, <text:span text:style-name="T52">my</text:span>Id, <text:span text:style-name="T55">data</text:span>) {</text:p>
      <text:p text:style-name="P20">2: <text:tab/><text:span text:style-name="T3">msg := </text:span><text:span text:style-name="T6">data</text:span></text:p>
      <text:p text:style-name="P20"><text:span text:style-name="T47">3</text:span>: <text:tab/><text:span text:style-name="T50">res := data</text:span></text:p>
      <text:p text:style-name="P20"><text:span text:style-name="T47">4</text:span>: <text:tab/>for i:= 0 <text:span text:style-name="T51">to d-1</text:span> {</text:p>
      <text:p text:style-name="P21"><text:span text:style-name="T47">5</text:span>: <text:tab/><text:tab/><text:span text:style-name="T52">commId := myId</text:span> ⊕ <text:span text:style-name="T52">2</text:span><text:span text:style-name="T12">i</text:span></text:p>
      <text:p text:style-name="P25"><text:span text:style-name="T77">6:</text:span><text:tab/><text:tab/><text:span text:style-name="T57">send and recieve data to and from commId</text:span></text:p>
      <text:p text:style-name="P26"><text:span text:style-name="T77">7</text:span>:<text:tab/><text:tab/><text:span text:style-name="T77">store recieved data in rcvdData</text:span></text:p>
      <text:p text:style-name="P22"><text:span text:style-name="T77">8</text:span>: <text:tab/><text:tab/><text:span text:style-name="T53">msg := msg + rcvdData</text:span></text:p>
      <text:p text:style-name="P22"><text:span text:style-name="T77">9</text:span>: <text:tab/><text:tab/><text:span text:style-name="T54">if (commId &lt; myId){</text:span></text:p>
      <text:p text:style-name="P22"><text:span text:style-name="T59">10:</text:span><text:tab/><text:tab/><text:tab/><text:span text:style-name="T4">res := res + rcvd</text:span><text:span text:style-name="T5">Data</text:span></text:p>
      <text:p text:style-name="P20"><text:span text:style-name="T59">11</text:span>: <text:tab/><text:tab/><text:span text:style-name="T54">}</text:span></text:p>
      <text:p text:style-name="P20">1<text:span text:style-name="T77">2</text:span>: <text:tab/> <text:s/>}</text:p>
      <text:p text:style-name="P34">1<text:span text:style-name="T77">3</text:span>:<text:tab/> <text:s/>return res</text:p>
      <text:p text:style-name="P20">1<text:span text:style-name="T77">4</text:span>: }</text:p>
      <text:p text:style-name="P30"><text:s text:c="92"/></text:p>
      <text:p text:style-name="P13"/>
      <text:p text:style-name="P46"/>
      <text:p text:style-name="P46"/>
      <text:p text:style-name="P46"/>
      <text:p text:style-name="P56">Timing Analysis<text:span text:style-name="T24"> :-</text:span></text:p>
      <text:p text:style-name="P3"/>
      <text:p text:style-name="P51">One exchange of data between two nodes <text:span text:style-name="T71">in parallel takes time for 2 additions and non blocking messeage sends. So, it takes 2t</text:span><text:span text:style-name="T44">a</text:span><text:span text:style-name="T60"> + (t</text:span><text:span text:style-name="T44">s</text:span><text:span text:style-name="T60"> + t</text:span><text:span text:style-name="T44">w</text:span><text:span text:style-name="T60">) amount of time for one exchange of data. Now, exchange between nodes happen in parallel and so the total time is no. Of dimensions times time for one exchange i.e.</text:span></text:p>
      <text:p text:style-name="P51"/>
      <text:p text:style-name="P51"><text:span text:style-name="T78">Total time = </text:span><text:span text:style-name="T15">log p * (2t</text:span><text:span text:style-name="T46">a</text:span><text:span text:style-name="T15"> + (t</text:span><text:span text:style-name="T46">s</text:span><text:span text:style-name="T15"> + t</text:span><text:span text:style-name="T46">w</text:span><text:span text:style-name="T15">)) </text:span><text:span text:style-name="T72">, </text:span><text:span text:style-name="T73">where p is no. </text:span><text:span text:style-name="T74">o</text:span><text:span text:style-name="T73">f processes.</text:span><text:span text:style-name="T60"> </text:span></text:p>
      <text:p text:style-name="P3"/>
      <text:p text:style-name="P3"/>
      <text:p text:style-name="P54"/>
      <text:p text:style-name="P42"/>
      <text:p text:style-name="P42"/>
      <text:p text:style-name="P7"><text:soft-page-break/>Problem 3: <text:span text:style-name="T62">Butterfly Communication</text:span></text:p>
      <text:p text:style-name="P58"/>
      <text:p text:style-name="P59"/>
      <text:p text:style-name="P59"/>
      <text:p text:style-name="P45"><text:span text:style-name="T18">(A</text:span><text:span text:style-name="T20">ns</text:span><text:span text:style-name="T18">)</text:span><text:span text:style-name="T27"> <text:s/></text:span><text:span text:style-name="T29">Below is an implementation </text:span><text:span text:style-name="T30">for calculating sum in a butterfly structured communication</text:span><text:span text:style-name="T29">. It takes as input,</text:span></text:p>
      <text:p text:style-name="P45"><text:span text:style-name="T28">myId</text:span><text:span text:style-name="T29"> : id of the process</text:span></text:p>
      <text:p text:style-name="P55"><text:span text:style-name="T29">n <text:s text:c="3"/>: </text:span><text:span text:style-name="T25">total number of process </text:span><text:span text:style-name="T26">(assumption, n is power of 2)</text:span></text:p>
      <text:p text:style-name="P45"><text:span text:style-name="T28">data</text:span><text:span text:style-name="T29"> : data that </text:span><text:span text:style-name="T31">process</text:span><text:span text:style-name="T29"> contains</text:span></text:p>
      <text:p text:style-name="P45"/>
      <text:p text:style-name="P49">It returns the <text:span text:style-name="T70">total</text:span> sum of <text:span text:style-name="T70">data in all the nodes.</text:span></text:p>
      <text:p text:style-name="P41"/>
      <text:p text:style-name="P41"/>
      <text:p text:style-name="P41"/>
      <text:p text:style-name="P23"><text:span text:style-name="T17"><text:s text:c="74"/></text:span></text:p>
      <text:p text:style-name="P23"><text:span text:style-name="T17">Algorithm : </text:span><text:span text:style-name="T23">Butterfly Communication</text:span><text:span text:style-name="T22"> Sum</text:span><text:span text:style-name="T17"> <text:s text:c="39"/></text:span></text:p>
      <text:p text:style-name="P23">1: <text:span text:style-name="T68">Butterfly_communication_sum</text:span>(<text:span text:style-name="T65">myId, n</text:span>, <text:span text:style-name="T55">data</text:span>) {</text:p>
      <text:p text:style-name="P23">2: <text:tab/><text:span text:style-name="T10">mask := 1</text:span></text:p>
      <text:p text:style-name="P23"><text:span text:style-name="T47">3</text:span>: <text:tab/><text:span text:style-name="T64">while(mask &lt; n){</text:span></text:p>
      <text:p text:style-name="P24"><text:span text:style-name="T47">4</text:span>: <text:tab/><text:tab/><text:span text:style-name="T65">commId := myId </text:span>⊕ <text:span text:style-name="T66">mask</text:span> <text:span text:style-name="T13"><text:s/></text:span></text:p>
      <text:p text:style-name="P27"><text:span text:style-name="T79">5:</text:span><text:tab/><text:tab/><text:span text:style-name="T57">send and recieve data to and from commId</text:span></text:p>
      <text:p text:style-name="P27"><text:span text:style-name="T79">6</text:span>:<text:tab/><text:tab/><text:span text:style-name="T77">store recieved data in rcvdData</text:span></text:p>
      <text:p text:style-name="P27"><text:span text:style-name="T79">7</text:span>: <text:tab/><text:tab/><text:span text:style-name="T67">data := data + rcvdData</text:span></text:p>
      <text:p text:style-name="P23"><text:span text:style-name="T79">8</text:span>: <text:tab/><text:tab/><text:span text:style-name="T67">mask := mask &lt;&lt; 1</text:span></text:p>
      <text:p text:style-name="P23"><text:span text:style-name="T79">9</text:span>: <text:tab/> <text:s/>}</text:p>
      <text:p text:style-name="P35">1<text:span text:style-name="T79">0</text:span>:<text:tab/> <text:s/>return <text:span text:style-name="T67">data</text:span></text:p>
      <text:p text:style-name="P23">1<text:span text:style-name="T79">1</text:span>: }</text:p>
      <text:p text:style-name="P31"><text:s text:c="92"/></text:p>
      <text:p text:style-name="P14"/>
      <text:p text:style-name="P47"/>
      <text:p text:style-name="P47"/>
      <text:p text:style-name="P47"/>
      <text:p text:style-name="P57">Timing Analysis<text:span text:style-name="T24"> :-</text:span></text:p>
      <text:p text:style-name="P41"/>
      <text:p text:style-name="P52">One exchange of data between two nodes <text:span text:style-name="T76">takes time of 1 addition and a non blocking <text:s/>messeage sends. So, it takes t</text:span><text:span text:style-name="T44">a</text:span><text:span text:style-name="T61"> </text:span><text:span text:style-name="T76">+</text:span><text:span text:style-name="T45"> </text:span><text:span text:style-name="T76">(t</text:span><text:span text:style-name="T44">s</text:span><text:span text:style-name="T60"> + t</text:span><text:span text:style-name="T44">w</text:span><text:span text:style-name="T60">) amount of time for one exchange of data. Now, total time will be no. of iterations times time for one exchange i.e </text:span></text:p>
      <text:p text:style-name="P52"><text:span text:style-name="T15"/></text:p>
      <text:p text:style-name="P52"><text:span text:style-name="T75">total time = </text:span><text:span text:style-name="T15">log n * (t</text:span><text:span text:style-name="T46">a</text:span><text:span text:style-name="T15"> + (t</text:span><text:span text:style-name="T46">s</text:span><text:span text:style-name="T15"> + t</text:span><text:span text:style-name="T46">w</text:span><text:span text:style-name="T15">))</text:span><text:span text:style-name="T60"> <text:s/></text:span></text:p>
      <text:p text:style-name="P50"/>
      <text:p text:style-name="P53"/>
      <text:p text:style-name="P53"/>
      <text:p text:style-name="P53"/>
      <text:p text:style-name="P50"/>
      <text:p text:style-name="P60">-------------------END OF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1" svg:font-family="'Courier 10 Pitch'"/>
    <style:font-face style:name="FreeSans1" svg:font-family="FreeSans" style:font-family-generic="swiss"/>
    <style:font-face style:name="Courier 10 Pitch" svg:font-family="'Courier 10 Pitch'" style:font-pitch="fixed"/>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02cm" style:type="center"/>
          <style:tab-stop style:position="17.8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4cm" fo:margin-right="1.5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09:25:19.209332143</meta:creation-date>
    <dc:date>2016-04-22T20:51:33.564036334</dc:date>
    <meta:editing-duration>PT12H48M30S</meta:editing-duration>
    <meta:editing-cycles>167</meta:editing-cycles>
    <meta:generator>LibreOffice/4.4.6.3$Linux_X86_64 LibreOffice_project/40m0$Build-3</meta:generator>
    <meta:document-statistic meta:table-count="0" meta:image-count="0" meta:object-count="0" meta:page-count="4" meta:paragraph-count="98" meta:word-count="678" meta:character-count="4183" meta:non-whitespace-character-count="2634"/>
  </office:meta>
</office:document-meta>
</file>